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EGAS DIAZ, DIANA ELE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73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LEGAS DIAZ, DIANA ELE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73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UENTES ALVAREZ, CHRISTIAN JESU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62177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2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50803755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43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